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3000001B336EBBC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fc49" officeooo:paragraph-rsid="0002fc49"/>
    </style:style>
    <style:style style:name="P2" style:family="paragraph" style:parent-style-name="Standard">
      <style:text-properties officeooo:rsid="0002fc49" officeooo:paragraph-rsid="0007d803"/>
    </style:style>
    <style:style style:name="P3" style:family="paragraph" style:parent-style-name="Standard">
      <style:text-properties officeooo:rsid="0004b63c" officeooo:paragraph-rsid="0004b63c"/>
    </style:style>
    <style:style style:name="P4" style:family="paragraph" style:parent-style-name="Standard">
      <style:text-properties officeooo:rsid="00051ab6" officeooo:paragraph-rsid="00051ab6"/>
    </style:style>
    <style:style style:name="P5" style:family="paragraph" style:parent-style-name="Standard">
      <style:text-properties officeooo:rsid="00051ab6" officeooo:paragraph-rsid="0007d803"/>
    </style:style>
    <style:style style:name="P6" style:family="paragraph" style:parent-style-name="Standard">
      <style:text-properties officeooo:rsid="00082407" officeooo:paragraph-rsid="00082407"/>
    </style:style>
    <style:style style:name="P7" style:family="paragraph" style:parent-style-name="Standard" style:list-style-name="L1">
      <style:text-properties officeooo:rsid="0002fc49" officeooo:paragraph-rsid="0002fc49"/>
    </style:style>
    <style:style style:name="P8" style:family="paragraph" style:parent-style-name="Standard" style:list-style-name="L1">
      <style:text-properties officeooo:rsid="0004b63c" officeooo:paragraph-rsid="0004b63c"/>
    </style:style>
    <style:style style:name="P9" style:family="paragraph" style:parent-style-name="Standard" style:list-style-name="L1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4b63c" officeooo:paragraph-rsid="0004b63c" style:font-size-asian="11pt" style:font-style-asian="normal" style:font-weight-asian="normal" style:text-emphasize="none"/>
    </style:style>
    <style:style style:name="P10" style:family="paragraph" style:parent-style-name="Standard" style:list-style-name="L2">
      <style:text-properties officeooo:rsid="00082407" officeooo:paragraph-rsid="00082407"/>
    </style:style>
    <style:style style:name="P11" style:family="paragraph" style:parent-style-name="Standard" style:list-style-name="L2">
      <style:text-properties fo:font-weight="normal" officeooo:rsid="00082407" officeooo:paragraph-rsid="00082407" style:font-weight-asian="normal" style:font-weight-complex="normal"/>
    </style:style>
    <style:style style:name="P12" style:family="paragraph" style:parent-style-name="Standard" style:list-style-name="L3">
      <style:text-properties officeooo:rsid="000ecbaa" officeooo:paragraph-rsid="000ecbaa"/>
    </style:style>
    <style:style style:name="P13" style:family="paragraph" style:parent-style-name="Standard" style:list-style-name="L3">
      <style:text-properties officeooo:rsid="0012630d" officeooo:paragraph-rsid="0012630d"/>
    </style:style>
    <style:style style:name="P14" style:family="paragraph" style:parent-style-name="Standard" style:list-style-name="L3">
      <style:text-properties officeooo:rsid="0012630d" officeooo:paragraph-rsid="001429c6"/>
    </style:style>
    <style:style style:name="P15" style:family="paragraph" style:parent-style-name="Standard" style:list-style-name="L3">
      <style:text-properties officeooo:rsid="001429c6" officeooo:paragraph-rsid="001429c6"/>
    </style:style>
    <style:style style:name="P16" style:family="paragraph" style:parent-style-name="Standard" style:list-style-name="L2">
      <style:text-properties officeooo:rsid="00051ab6" officeooo:paragraph-rsid="0007d803"/>
    </style:style>
    <style:style style:name="P17" style:family="paragraph" style:parent-style-name="Standard" style:list-style-name="L4">
      <style:text-properties officeooo:rsid="0010ca45" officeooo:paragraph-rsid="0010ca45"/>
    </style:style>
    <style:style style:name="P18" style:family="paragraph" style:parent-style-name="Standard" style:list-style-name="L4">
      <style:text-properties officeooo:rsid="0010ca45" officeooo:paragraph-rsid="0015efc6"/>
    </style:style>
    <style:style style:name="P19" style:family="paragraph" style:parent-style-name="Standard" style:list-style-name="L4">
      <style:text-properties officeooo:rsid="0015efc6" officeooo:paragraph-rsid="0015efc6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style:font-size-asian="11pt" style:font-style-asian="normal" style:text-emphasize="none"/>
    </style:style>
    <style:style style:name="T5" style:family="text">
      <style:text-properties officeooo:rsid="0007d803"/>
    </style:style>
    <style:style style:name="T6" style:family="text">
      <style:text-properties officeooo:rsid="001429c6"/>
    </style:style>
    <style:style style:name="T7" style:family="text">
      <style:text-properties officeooo:rsid="0015efc6"/>
    </style:style>
    <style:style style:name="T8" style:family="text">
      <style:text-properties officeooo:rsid="00166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 Block Diagram</text:p>
      <text:p text:style-name="P1"/>
      <text:p text:style-name="P1"/>
      <text:p text:style-name="P1"><draw:frame draw:style-name="fr1" draw:name="Image1" text:anchor-type="paragraph" svg:x="-0.1819in" svg:y="0.0811in" svg:width="6.9181in" svg:height="4.1618in" draw:z-index="0"><draw:image xlink:href="Pictures/10000201000002D3000001B336EBBCE6.png" xlink:type="simple" xlink:show="embed" xlink:actuate="onLoad"/></draw:frame></text:p>
      <text:p text:style-name="P1">b. Testbench Environment Requirement</text:p>
      <text:p text:style-name="P1"/>
      <text:p text:style-name="P1"/>
      <text:list xml:id="list7550863941605797019" text:style-name="L1">
        <text:list-item>
          <text:p text:style-name="P7">The device provide an 8-bit wide address/data bus.</text:p>
        </text:list-item>
        <text:list-item>
          <text:p text:style-name="P8">The clk has a nominal frequency of 50MHz.</text:p>
        </text:list-item>
        <text:list-item>
          <text:p text:style-name="P9">All interface packet transfer pins are synchronous to the rising edge of CLK.</text:p>
        </text:list-item>
      </text:list>
      <text:p text:style-name="P3"><text:tab/></text:p>
      <text:p text:style-name="P3"/>
      <text:p text:style-name="P4">c. Input Drive Requirement</text:p>
      <text:p text:style-name="P4"/>
      <text:list xml:id="list5979280953613812687" text:style-name="L2">
        <text:list-item>
          <text:p text:style-name="P10">When the ACK is asserted,it shall be asserted for exactly 1 cycle.</text:p>
        </text:list-item>
        <text:list-item>
          <text:p text:style-name="P11"><text:span text:style-name="T2">An external device connected to the PDM </text:span><text:span text:style-name="T4">interface must not drive a new packet until at least 1 cycle after ACK is asserted.</text:span></text:p>
        </text:list-item>
        <text:list-item>
          <text:p text:style-name="P10"><text:span text:style-name="T1">The PDM shall assert ACK within 1-4 cycles of </text:span><text:span text:style-name="T3">the packet-terminating assertion of BND_PLSE.</text:span></text:p>
        </text:list-item>
        <text:list-item>
          <text:p text:style-name="P10"><text:span text:style-name="T1">Packets received on the input interface are </text:span><text:span text:style-name="T3">bounded by a single-cycle assertion of BND_PLSE coincident with both the first and last byte of each packet.</text:span></text:p>
        </text:list-item>
      </text:list>
      <text:p text:style-name="P6"/>
      <text:p text:style-name="P1"/>
      <text:p text:style-name="P1"><text:soft-page-break/></text:p>
      <text:p text:style-name="P5"><text:span text:style-name="T5">d</text:span>. Input Drive <text:span text:style-name="T5">Packet</text:span> <text:span text:style-name="T5">Protocol</text:span></text:p>
      <text:p text:style-name="P1"/>
      <text:list xml:id="list3900886140556834826" text:style-name="L3">
        <text:list-item>
          <text:p text:style-name="P12">Wait for device reset deassertion.</text:p>
        </text:list-item>
        <text:list-item>
          <text:p text:style-name="P13">Assert BND_PLSE and first packet byte on DATA_IN.</text:p>
        </text:list-item>
        <text:list-item>
          <text:p text:style-name="P13">Commence driving a packet conforming the input interface protocol.</text:p>
        </text:list-item>
        <text:list-item>
          <text:p text:style-name="P14">Assert BND_PLSE and <text:span text:style-name="T6">last</text:span> packet byte on DATA_IN.</text:p>
        </text:list-item>
        <text:list-item>
          <text:p text:style-name="P15">ACK shall be asserted for a single cycle within 1-4 cycles of the packet-terminating assertion of BND_PLSE.</text:p>
        </text:list-item>
      </text:list>
      <text:p text:style-name="P1"/>
      <text:p text:style-name="P5"><text:span text:style-name="T8">e</text:span>. <text:span text:style-name="T5">Output</text:span> Drive Requirement</text:p>
      <text:p text:style-name="P5"/>
      <text:list xml:id="list163062001190257" text:continue-list="list5979280953613812687" text:style-name="L2">
        <text:list-item>
          <text:p text:style-name="P16"><text:span text:style-name="T1">NEWDATA_LEN_x, when asserted, shall be </text:span><text:span text:style-name="T3">asserted for exactly 1 cycle.</text:span></text:p>
        </text:list-item>
        <text:list-item>
          <text:p text:style-name="P16"><text:span text:style-name="T1">PROCEED_x must be asserted within 1-4 </text:span><text:span text:style-name="T3">cycles of the assertion of NEWDATA_LEN_x. </text:span></text:p>
        </text:list-item>
        <text:list-item>
          <text:p text:style-name="P16"><text:span text:style-name="T1">DATA_OUT_x shall be asserted exactly 1 cycle </text:span><text:span text:style-name="T3">after the assertion of PROCEED_x.</text:span></text:p>
        </text:list-item>
        <text:list-item>
          <text:p text:style-name="P16"><text:span text:style-name="T1">The first byte of each packet received on the </text:span><text:span text:style-name="T3">input interface, which indicates the destination output port, is stripped off before the packet is forwarded to the appropriate output interface.</text:span></text:p>
        </text:list-item>
      </text:list>
      <text:p text:style-name="P2"/>
      <text:p text:style-name="P2"/>
      <text:p text:style-name="P5"><text:span text:style-name="T8">f</text:span>. <text:span text:style-name="T5">Output</text:span> Drive <text:span text:style-name="T5">Packet</text:span> <text:span text:style-name="T5">Protocol</text:span></text:p>
      <text:p text:style-name="P5"/>
      <text:list xml:id="list5852821240644481526" text:style-name="L4">
        <text:list-item>
          <text:p text:style-name="P17">Wait for NEWDATA_LEN_x assertion.</text:p>
        </text:list-item>
        <text:list-item>
          <text:p text:style-name="P18">Wait for <text:span text:style-name="T7">PROCEED_x</text:span> assertion.</text:p>
        </text:list-item>
        <text:list-item>
          <text:p text:style-name="P19">On the next cycle after the PROCEED_x assertion, the PDM shall drive all packet payload bytes on the DATA_OUT_x bus without interruption and in the order received on the input interface until all payload bytes have been driven.</text:p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geng (xiw031)</meta:initial-creator>
    <meta:creation-date>2016-11-09T15:02:41.927899259</meta:creation-date>
    <dc:date>2016-11-09T16:30:59.618460239</dc:date>
    <dc:creator>Xingeng (xiw031)</dc:creator>
    <meta:editing-duration>PT1H27M35S</meta:editing-duration>
    <meta:editing-cycles>19</meta:editing-cycles>
    <meta:generator>LibreOffice/4.3.7.2$Linux_X86_64 LibreOffice_project/430$Build-2</meta:generator>
    <meta:document-statistic meta:table-count="0" meta:image-count="1" meta:object-count="0" meta:page-count="2" meta:paragraph-count="26" meta:word-count="304" meta:character-count="1796" meta:non-whitespace-character-count="1534"/>
  </office:meta>
</office:document-meta>
</file>